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fo:letter-spacing="0.002cm" style:font-size-asian="14pt" style:font-size-complex="14pt"/>
    </style:style>
    <style:style style:name="P4" style:family="paragraph" style:parent-style-name="Standard">
      <style:paragraph-properties fo:margin-left="-0.25cm" fo:margin-right="0cm" fo:margin-top="0cm" fo:margin-bottom="0cm" loext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-0.25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margin-left="-0.25cm" fo:margin-right="0cm" fo:line-height="150%" fo:text-align="justify" style:justify-single-word="false" fo:text-indent="1.249cm" style:auto-text-indent="false"/>
    </style:style>
    <style:style style:name="P8" style:family="paragraph" style:parent-style-name="Обычный_20__28_веб_29_">
      <style:paragraph-properties fo:margin-left="-0.25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051cm" fo:margin-right="0cm" fo:line-height="150%" fo:text-align="end" style:justify-single-word="false" fo:text-indent="0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051cm" fo:margin-right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fo:color="#000000" fo:font-size="14pt" fo:letter-spacing="-0.002cm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line-height="150%">
        <style:tab-stops>
          <style:tab-stop style:position="5.546cm"/>
        </style:tab-stops>
      </style:paragraph-properties>
      <style:text-properties fo:color="#000000" fo:font-size="14pt" fo:letter-spacing="-0.005cm" style:font-name-asian="Times New Roman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fo:font-size="14pt" fo:letter-spacing="0.002cm" style:font-size-asian="14pt" style:font-size-complex="14pt"/>
    </style:style>
    <style:style style:name="P17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61cm" style:auto-text-indent="false"/>
      <style:text-properties fo:color="#ff0000" fo:font-size="14pt" fo:letter-spacing="0.002cm" fo:font-style="italic" style:font-size-asian="14pt" style:font-style-asian="italic" style:font-size-complex="14pt"/>
    </style:style>
    <style:style style:name="P19" style:family="paragraph" style:parent-style-name="Standard" style:master-page-name="Standard">
      <style:paragraph-properties fo:margin-left="0.051cm" fo:margin-right="0cm" fo:line-height="150%" fo:text-align="center" style:justify-single-word="false" fo:text-indent="0cm" style:auto-text-indent="false" style:page-number="auto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fo:font-style="italic" style:font-size-asian="14pt" style:font-style-asian="italic" style:font-size-complex="14pt"/>
    </style:style>
    <style:style style:name="T3" style:family="text">
      <style:text-properties fo:color="#000000" fo:font-size="14pt" fo:letter-spacing="0.002cm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fo:letter-spacing="0.004cm" style:font-size-asian="14pt" style:font-size-complex="14pt"/>
    </style:style>
    <style:style style:name="T6" style:family="text">
      <style:text-properties fo:color="#000000" fo:font-size="14pt" fo:letter-spacing="-0.002cm" style:font-size-asian="14pt" style:font-size-complex="14pt"/>
    </style:style>
    <style:style style:name="T7" style:family="text">
      <style:text-properties fo:color="#000000" fo:font-size="14pt" fo:letter-spacing="-0.002cm" style:font-name-asian="Times New Roman" style:font-size-asian="14pt" style:font-size-complex="14pt"/>
    </style:style>
    <style:style style:name="T8" style:family="text">
      <style:text-properties fo:color="#000000" fo:font-size="14pt" style:font-name-asian="Times New Roman" style:font-size-asian="14pt" style:font-size-complex="14pt"/>
    </style:style>
    <style:style style:name="T9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9">(ПРИМЕР)</text:p>
      <text:p text:style-name="P10">ОТЗЫВ НАУЧНОГО РУКОВОДИТЕЛЯ/КОНСУЛЬТАНТА <text:s/></text:p>
      <text:p text:style-name="P18">Отзыв пишется о соискателе, а не о диссертации!</text:p>
      <text:p text:style-name="P1"><text:span text:style-name="T3">___ФИО_в_именительном_падеже___ окончил(а)</text:span><text:span text:style-name="T4"> федеральное государственное автономное образовательное учреждение высшего образования «Российский университет дружбы народов» в 20__ </text:span><text:span text:style-name="T1">году </text:span><text:span text:style-name="T2">(см. по диплому)</text:span><text:span text:style-name="T4"> и был зачислен в очную (заочную) аспирантуру на </text:span><text:span text:style-name="T5">кафедру _____ РУДН.</text:span></text:p>
      <text:p text:style-name="P2">За время обучения в аспирантуре проявил себя грамотным, высоко эрудированным специалистом, имеющим широкий профессиональный кругозор и большой интерес к научному поиску. Выполняя диссертационное исследование, показал себя…. </text:p>
      <text:p text:style-name="P3">Благодаря своему трудолюбию и исполнительности он не только завершил и оформил свою работу в положенный срок, но и представил ее результаты в публикациях. </text:p>
      <text:p text:style-name="P8">В ходе сбора и анализа материала и написания данной работы показал себя зрелым научным работником, поднявшим важную и весьма сложную проблематику, касающуюся ________________.</text:p>
      <text:p text:style-name="P4"><text:span text:style-name="T3">___Соискатель_И_О___ </text:span><text:span text:style-name="T4">являлся участником ряда научных и научно-практических конференций: «_____» (РУДН, 2012), «____» (МГУ, 2013) и др.</text:span></text:p>
      <text:p text:style-name="P5"><text:span text:style-name="T1">Наряду с исследовательской работой, в период обучения в аспирантуре показал себя грамотным, эрудированным преподавателем. </text:span><text:span text:style-name="T4">В этой связи следует отметить инициативность, целеустремленность, ответственность, умение вести научный поиск, большую работу с источниками на иностранном языке. </text:span></text:p>
      <text:p text:style-name="P6">Говоря о личных качествах нельзя не сказать, что ___Соискатель_И_О___ - человек, умеющий брать на себя ответственность <text:soft-page-break/>и пользующийся заслуженным авторитетом и уважением среди студентов и сотрудников кафедры. </text:p>
      <text:p text:style-name="P7"><text:span text:style-name="T7"><text:s/></text:span><text:span text:style-name="T6">Считаю, что диссертационная работа </text:span><text:span text:style-name="T3">___ФИО_в_родительном_падеже___</text:span><text:span text:style-name="T6"> является законченным, оригинальным, самостоятельно выполненным научным исследованием и может быть представлена к защите. </text:span></text:p>
      <text:p text:style-name="P12"/>
      <text:p text:style-name="P13">Научный руководитель:</text:p>
      <text:p text:style-name="P14">Ученая степень (шифр специальности),</text:p>
      <text:p text:style-name="P14"><text:span text:style-name="T9"><text:s/></text:span>ученое звание,</text:p>
      <text:p text:style-name="P11"><text:span text:style-name="T8"><text:s/></text:span><text:span text:style-name="T4">должность,</text:span></text:p>
      <text:p text:style-name="P11"><text:span text:style-name="T8"><text:s/></text:span><text:span text:style-name="T4">место работы <text:s text:c="69"/>ФИО (полностью)</text:span></text:p>
      <text:p text:style-name="P14"/>
      <text:p text:style-name="P17">Дата - до заключения кафедры!</text:p>
      <text:p text:style-name="P14"/>
      <text:p text:style-name="P14">(адрес организации)</text:p>
      <text:p text:style-name="P14">эл. почта:</text:p>
      <text:p text:style-name="P14">тел.:</text:p>
      <text:p text:style-name="P15"><text:s text:c="73"/></text:p>
      <text:p text:style-name="P14">Подпись ФИО заверяю.</text:p>
      <text:p text:style-name="P16">Ученый секретарь Ученого совета </text:p>
      <text:p text:style-name="P16">факультета <text:s text:c="73"/>ФИО</text:p>
      <text:p text:style-name="P14"><text:tab/><text:tab/><text:tab/><text:tab/><text:tab/><text:tab/><text:tab/><text:tab/> </text:p>
      <text:p text:style-name="P17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orphans="2" fo:widows="2" fo:text-indent="1.27cm" style:auto-text-indent="false" style:text-autospace="ideograph-alpha">
        <style:tab-stops>
          <style:tab-stop style:position="0cm"/>
        </style:tab-stops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size-complex="14pt" style:font-weight-complex="bold"/>
    </style:style>
    <style:style style:name="WW8Num1z0" style:family="text">
      <style:text-properties fo:font-weight="normal" style:font-weight-asian="normal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3.501cm" fo:margin-right="1.75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ЗЫВ   НАУЧНОГО   РУКОВОДИТЕЛЯ</dc:title>
    <dc:subject/>
    <meta:keyword/>
    <meta:initial-creator>teacher</meta:initial-creator>
    <meta:creation-date>2019-02-12T23:38:00</meta:creation-date>
    <dc:date>2025-10-20T02:59:45.830754160</dc:date>
    <meta:print-date>2014-08-01T13:41:00</meta:print-date>
    <meta:editing-cycles>13</meta:editing-cycles>
    <meta:editing-duration>PT12H21M19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42" meta:character-count="2211" meta:non-whitespace-character-count="1757"/>
  </office:meta>
</office:document-meta>
</file>